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style:style style:name="P1" style:parent-style-name="Normal" style:master-page-name="MP0" style:family="paragraph">
      <style:paragraph-properties fo:break-before="page" fo:text-align="end"/>
      <style:text-properties fo:font-weight="bold" style:font-weight-asian="bold" style:font-weight-complex="bold" fo:font-size="18pt" style:font-size-asian="18pt" style:font-size-complex="18pt" fo:language="en" fo:country="GB"/>
    </style:style>
    <style:style style:name="P2" style:parent-style-name="Normal" style:family="paragraph">
      <style:paragraph-properties fo:text-align="end" fo:margin-left="0.9847in">
        <style:tab-stops/>
      </style:paragraph-properties>
      <style:text-properties fo:font-weight="bold" style:font-weight-asian="bold" style:font-weight-complex="bold" fo:font-size="16pt" style:font-size-asian="16pt" style:font-size-complex="16pt" fo:language="en" fo:country="GB"/>
    </style:style>
    <style:style style:name="T3" style:parent-style-name="DefaultParagraphFont" style:family="text">
      <style:text-properties fo:font-style="italic" style:font-style-asian="italic" style:font-style-complex="italic"/>
    </style:style>
    <style:style style:name="P4" style:parent-style-name="Normal" style:family="paragraph">
      <style:text-properties fo:language="nl" fo:country="NL"/>
    </style:style>
    <style:style style:name="P5" style:parent-style-name="Normal" style:family="paragraph">
      <style:text-properties fo:font-weight="bold" style:font-weight-asian="bold" style:font-weight-complex="bold" fo:language="nl" fo:country="NL"/>
    </style:style>
    <style:style style:name="T6" style:parent-style-name="DefaultParagraphFont" style:family="text">
      <style:text-properties fo:language="nl" fo:country="NL"/>
    </style:style>
    <style:style style:name="T7" style:parent-style-name="DefaultParagraphFont" style:family="text">
      <style:text-properties fo:language="nl" fo:country="NL"/>
    </style:style>
    <style:style style:name="P8" style:parent-style-name="Normal" style:family="paragraph">
      <style:text-properties fo:font-style="italic" style:font-style-asian="italic" style:font-style-complex="italic" fo:font-size="10pt" style:font-size-asian="10pt" style:font-size-complex="10pt" fo:language="nl" fo:country="NL"/>
    </style:style>
    <style:style style:name="P9" style:parent-style-name="Normal" style:family="paragraph">
      <style:paragraph-properties fo:text-align="end"/>
      <style:text-properties fo:language="nl" fo:country="NL"/>
    </style:style>
    <style:style style:name="P10" style:parent-style-name="Normal" style:family="paragraph">
      <style:paragraph-properties fo:text-align="end"/>
      <style:text-properties fo:font-weight="bold" style:font-weight-asian="bold" style:font-weight-complex="bold" fo:font-size="16pt" style:font-size-asian="16pt" style:font-size-complex="16pt" fo:language="en" fo:country="GB"/>
    </style:style>
    <style:style style:name="T11" style:parent-style-name="DefaultParagraphFont" style:family="text">
      <style:text-properties fo:language="en" fo:country="GB"/>
    </style:style>
    <style:style style:name="T12" style:parent-style-name="DefaultParagraphFont" style:family="text">
      <style:text-properties fo:font-style="italic" style:font-style-asian="italic" style:font-style-complex="italic" fo:language="en" fo:country="GB"/>
    </style:style>
    <style:style style:name="T13" style:parent-style-name="DefaultParagraphFont" style:family="text">
      <style:text-properties fo:font-style="italic" style:font-style-asian="italic" style:font-style-complex="italic" fo:language="en" fo:country="GB"/>
    </style:style>
    <style:style style:name="T14" style:parent-style-name="DefaultParagraphFont" style:family="text">
      <style:text-properties fo:font-style="italic" style:font-style-asian="italic" style:font-style-complex="italic" fo:language="en" fo:country="GB"/>
    </style:style>
    <style:style style:name="P15" style:parent-style-name="Normal" style:family="paragraph">
      <style:text-properties fo:language="nl" fo:country="NL"/>
    </style:style>
    <style:style style:name="P16" style:parent-style-name="Normal" style:family="paragraph">
      <style:text-properties fo:font-weight="bold" style:font-weight-asian="bold" style:font-weight-complex="bold" fo:language="nl" fo:country="NL"/>
    </style:style>
    <style:style style:name="P17" style:parent-style-name="Normal" style:family="paragraph">
      <style:text-properties fo:language="nl" fo:country="NL"/>
    </style:style>
    <style:style style:name="P18" style:parent-style-name="Normal" style:family="paragraph">
      <style:text-properties fo:font-weight="bold" style:font-weight-asian="bold" style:font-weight-complex="bold" fo:language="nl" fo:country="NL"/>
    </style:style>
    <style:style style:name="P19" style:parent-style-name="Normal" style:family="paragraph">
      <style:text-properties fo:language="nl" fo:country="NL"/>
    </style:style>
    <style:style style:name="P20" style:parent-style-name="Normal" style:family="paragraph">
      <style:text-properties fo:language="nl" fo:country="NL"/>
    </style:style>
  </office:automatic-styles>
  <office:body>
    <office:text text:use-soft-page-breaks="true">
      <text:p text:style-name="P1">SLB Afstudeerpresentaties 2022</text:p>
      <text:p text:style-name="P2">1<text:s/>~ Bas Doddema</text:p>
      <text:p text:style-name="Normal">Subject<text:span text:style-name="T3">: Computational analysis of bronchial epithelial cell differentiation between asthma and healthy<text:s/></text:span></text:p>
      <text:p text:style-name="P4">Bas Doddema heeft een analyse toegapast op<text:s/>bronchiaal epitheel<text:s/>cellen welke zijn verwerft door middel van single cell RNA sequencing. Hiermee was het het doel om de verschillen te bekijken tussen gezonde cellen en een cel van iemand met astma.</text:p>
      <text:p text:style-name="P5">Vraag;</text:p>
      <text:p text:style-name="Normal"><text:span text:style-name="T6">Wat zijn dingen v</text:span><text:span text:style-name="T7">anuit die opleiding die je erg hebben geholpen met je stage?</text:span></text:p>
      <text:p text:style-name="P8">Alle python skills die ik heb opgedaan vanuit de Hanze hebben zeker een grote bijdrage gehad.</text:p>
      <text:p text:style-name="P9"/>
      <text:p text:style-name="P10">2 ~ Britt vink</text:p>
      <text:p text:style-name="Normal">Subject<text:span text:style-name="T11">:</text:span><text:span text:style-name="T12"><text:s/>Topic Modeling on text</text:span><text:span text:style-name="T13">ual</text:span><text:span text:style-name="T14"><text:s/>data</text:span></text:p>
      <text:p text:style-name="P15">Britt heeft met haar afstudeerpresentatie gekeken hoe ze gerelateerde termen in de literatuur kan clusteren door middel van literatuur en algoritmiek. Met deze manier kunnen wetenschappelijke artikelen nog verder verdiept worden.</text:p>
      <text:p text:style-name="P16">Vraag;</text:p>
      <text:p text:style-name="P17">Welke deel van de afstudeerstage van je het lastigste en waarom?</text:p>
      <text:p text:style-name="P18">Antwoord:</text:p>
      <text:p text:style-name="P19">‘’Het moeilijkste deel zat in het preprocessen van de data. Het omzetten van tekst naar vectoren en de afweging maken in hoeverre je dit perfectioneert. Ook in het maken van clusters met simalairty was het lastig om aftewegen hoe specifiek de clusters moesten zijn.‘’</text:p>
      <text:p text:style-name="P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6%"/>
      <style:text-properties fo:language="en" fo:country="U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ng J de, Jurriën</meta:initial-creator>
    <dc:creator>Jong J de, Jurriën</dc:creator>
    <meta:creation-date>2023-01-03T13:35:00Z</meta:creation-date>
    <dc:date>2023-01-03T13:55:00Z</dc:date>
    <meta:template xlink:href="Normal" xlink:type="simple"/>
    <meta:editing-cycles>1</meta:editing-cycles>
    <meta:editing-duration>PT720S</meta:editing-duration>
    <meta:document-statistic meta:page-count="1" meta:paragraph-count="2" meta:word-count="180" meta:character-count="1210" meta:row-count="8" meta:non-whitespace-character-count="1032"/>
  </office:meta>
</office:document-meta>
</file>